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ApplicationPolicy.removePermission( String pe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ApplicationPolicy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pplicationPolicy.getRole( Attributes 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ApplicationPolicy.removePolicyListener( Polic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pplicationPolicy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pplicationPolicy.getUserProfileIds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ndiListener.logEvent( NamingEvent evt , Attributes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ApplicationPolicy.get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pplicationPolicy.getDependentProfileNames( Role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ndiListener.objectRenamed( NamingEvent ev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dapApplicationPolicy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ApplicationPolicy.add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ApplicationPolicy.addPolicyListener( PolicyChang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ApplicationPolicy.getPermission(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ApplicationPolicy.LdapApplicationPolicy( DirContext ctx , Properties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dapApplicationPolic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pplicationPolicy.removeRol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ApplicationPolicy.loadRo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ApplicationPolicy.getProfileId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ApplicationPolicy.initializeNotifi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ApplicationPolicy.getRd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ApplicationPolicy.getRdnValue( String r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ApplicationPolicy.loadPermis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ApplicationPolicy.hasObjectClass( Attribute oc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ndiListener.objectChanged( NamingEvent ev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LdapApplicationPolicy.getProfile( String profile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ndiListener.namingExceptionThrown( NamingExceptio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ApplicationPolicy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istener.objectRemoved( NamingEvent ev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dapApplicationPolicy.getApplicationName( String principal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ApplicationPolicy.getAdmin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pplicationPolicy.getProfile( Attributes att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LdapApplicationPolicy.getRoleFromStore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ndiListener.objectAdded( NamingEvent ev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dapApplicationPolicy.add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ApplicationPolicy.getDependentProfileNames( Permission permi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